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mic Sans MS"/>
    </style:style>
    <style:style style:name="T4" style:family="text">
      <style:text-properties style:font-name="Comic Sans MS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Évaluation sur les connecteurs spatio-temporels et logiques</text:h>
      <text:p text:style-name="P4"><text:span text:style-name="T1">1) </text:span><text:span text:style-name="T1">Relever dans </text:span><text:span text:style-name="T1">le texte suivant</text:span><text:span text:style-name="T1"> tous les connecteurs spatiaux et temporels</text:span></text:p>
      <text:p text:style-name="Standard"/>
      <text:p text:style-name="P1"><text:span text:style-name="T1">Le lundi matin</text:span>, une pelleteuse apparut <text:span text:style-name="T5">dans notre rue</text:span>. <text:span text:style-name="T1">Dès 8 heures</text:span>, les ouvriers se mirent à l'ouvrage. <text:span text:style-name="T1">Sur le trottoir d'en face</text:span>, ils firent des marques à la peinture. <text:span text:style-name="T1">Puis</text:span>, ils creusèrent le long des marques. <text:span text:style-name="T1">Au bout du trottoir</text:span>, <text:span text:style-name="T5">alors qu'ils avaient presque fini</text:span>, ils butèrent sur quelque chose de solide. <text:span text:style-name="T1">En-dessous du gouvernement</text:span>, les ouvriers découvrirent les restes de murs très anciens.</text:p>
      <text:p text:style-name="Standard"/>
      <text:p text:style-name="P3">2) Classe les connecteurs logiques en gras selon leur sens : addition, conséquence, enchaînement, opposition</text:p>
      <text:p text:style-name="Standard"/>
      <text:p text:style-name="Standard">FROSINE</text:p>
      <text:p text:style-name="Standard"><text:span text:style-name="T4">Premièrement</text:span><text:span text:style-name="T3">, elle est nourrie et élevée dans une grande épargne de bouche ; c'est une fille accoutumée à vivre de salade, de lait, de fromage et de pommes, et à laquelle </text:span><text:span text:style-name="T4">par conséquent</text:span><text:span text:style-name="T3"> il ne faudra ni table bien servie, ni consommés exquis, ni orges mondés perpétuels, ni les autres délicatesses qu'il faudrait pour une autre femme ; et cela ne va pas à si peu de chose, qu'il ne monte bien, tous les ans, à trois mille francs pour le moins. </text:span><text:span text:style-name="T4">Outre cela</text:span><text:span text:style-name="T3">, elle n'est curieuse que d'une propreté fort simple, et n'aime point les superbes habits, ni les riches bijoux, ni les meubles somptueux, où donnent ses pareilles avec tant de chaleur ; et cet article-là vaut plus de quatre mille livres par an. </text:span><text:span text:style-name="T4">De plus</text:span><text:span text:style-name="T3">, elle a une aversion horrible pour le jeu, ce qui n'est pas commun aux femmes d'aujourd'hui ; </text:span><text:span text:style-name="T4">et</text:span><text:span text:style-name="T3"> j'en sais une de nos quartiers qui a perdu, à trente-et-quarante, vingt mille francs cette année. </text:span><text:span text:style-name="T4">Mais</text:span><text:span text:style-name="T3"> n'en prenons rien que le quart.</text:span></text:p>
      <text:p text:style-name="P2">Molière, <text:span text:style-name="T2">L'Avare</text:span>, II, 5 (1668)</text:p>
      <text:h text:style-name="Heading_20_1" text:outline-level="1">Évaluation sur les connecteurs spatio-temporels et logiques</text:h>
      <text:p text:style-name="P4"><text:span text:style-name="T1">1) </text:span><text:span text:style-name="T1">Relever dans </text:span><text:span text:style-name="T1">le texte suivant</text:span><text:span text:style-name="T1"> tous les connecteurs spatiaux et temporels</text:span></text:p>
      <text:p text:style-name="Standard"/>
      <text:p text:style-name="P1">Le lundi matin, une pelleteuse apparut dans notre rue. Dès 8 heures, les ouvriers se mirent à l'ouvrage. Sur le trottoir d'en face, ils firent des marques à la peinture. Puis, ils creusèrent le long des marques. Au bout du trottoir, alors qu'ils avaient presque fini, ils butèrent sur quelque chose de solide. En-dessous du gouvernement, les ouvriers découvrirent les restes de murs très anciens.</text:p>
      <text:p text:style-name="Standard"/>
      <text:p text:style-name="P3">2) Classe les connecteurs logiques en gras selon leur sens : addition, conséquence, enchaînement, opposition</text:p>
      <text:p text:style-name="Standard"/>
      <text:p text:style-name="Standard">FROSINE</text:p>
      <text:p text:style-name="Standard"><text:span text:style-name="T4">Premièrement</text:span><text:span text:style-name="T3">, elle est nourrie et élevée dans une grande épargne de bouche ; c'est une fille accoutumée à vivre de salade, de lait, de fromage et de pommes, et à laquelle </text:span><text:span text:style-name="T4">par conséquent</text:span><text:span text:style-name="T3"> il ne faudra ni table bien servie, ni consommés exquis, ni orges mondés perpétuels, ni les autres délicatesses qu'il faudrait pour une autre femme ; et cela ne va pas à si peu de chose, qu'il ne monte bien, tous les ans, à trois mille francs pour le moins. </text:span><text:span text:style-name="T4">Outre cela</text:span><text:span text:style-name="T3">, elle n'est curieuse que d'une propreté fort simple, et n'aime point les superbes habits, ni les riches bijoux, ni les meubles somptueux, où donnent ses pareilles avec tant de chaleur ; et cet article-là vaut plus de quatre mille livres par an. </text:span><text:span text:style-name="T4">De plus</text:span><text:span text:style-name="T3">, elle a une aversion horrible pour le jeu, ce qui n'est pas commun aux femmes d'aujourd'hui ; et j'en sais une de nos quartiers qui a perdu, à trente-et-quarante, vingt mille francs cette année. Mais n'en prenons rien que le quart.</text:span></text:p>
      <text:p text:style-name="P2">Molière, <text:span text:style-name="T2">L'Avare</text:span>, II, 5 (1668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8:01:25</meta:creation-date>
    <dc:date>2013-05-31T17:21:14.58</dc:date>
    <meta:editing-duration>PT39M1S</meta:editing-duration>
    <meta:editing-cycles>3</meta:editing-cycles>
    <meta:generator>LibreOffice/3.4$Win32 LibreOffice_project/340m1$Build-502</meta:generator>
    <meta:document-statistic meta:table-count="0" meta:image-count="0" meta:object-count="0" meta:page-count="1" meta:paragraph-count="14" meta:word-count="548" meta:character-count="3226" meta:non-whitespace-character-count="2692"/>
  </office:meta>
</office:document-meta>
</file>